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0pt" style:font-size-asian="20pt" style:font-size-complex="20pt"/>
    </style:style>
    <style:style style:name="P5" style:family="paragraph">
      <style:paragraph-properties fo:text-align="justify"/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3.911cm" svg:height="3.506cm" svg:x="2.058cm" svg:y="1.543cm" presentation:class="title" presentation:user-transformed="true">
          <draw:text-box>
            <text:p><text:span text:style-name="T1">Especialização em Inteligência Artificial (EiA – IFMG-OP)</text:span><text:span text:style-name="T1"><text:line-break/></text:span><text:span text:style-name="T1">Recuperação de Informação</text:span><text:span text:style-name="T1"><text:line-break/></text:span><text:span text:style-name="T1">Atividade 4 - Workshop sobre Sistemas de RI</text:span><text:span text:style-name="T1"><text:line-break/></text:span><text:span text:style-name="T1">Prof. Moisés - Aluno: Fernando dos Santos Alves Fernandes</text:span></text:p>
          </draw:text-box>
        </draw:frame>
        <draw:frame presentation:style-name="pr2" draw:text-style-name="P2" draw:layer="layout" svg:width="23.911cm" svg:height="13.229cm" svg:x="2.058cm" svg:y="5.838cm" presentation:class="subtitle" presentation:user-transformed="true">
          <draw:text-box>
            <text:p><text:span text:style-name="T2">SIRIE-Sistema de Recuperação de Informação sobre Enfermagem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1cm" svg:height="3.506cm" svg:x="2.058cm" svg:y="1.543cm" presentation:class="title" presentation:user-transformed="true">
          <draw:text-box>
            <text:p>Contexto</text:p>
          </draw:text-box>
        </draw:frame>
        <draw:frame presentation:style-name="pr5" draw:text-style-name="P3" draw:layer="layout" svg:width="23.911cm" svg:height="13.229cm" svg:x="2.058cm" svg:y="5.838cm" presentation:class="outline">
          <draw:text-box>
            <text:list text:style-name="L3">
              <text:list-item>
                <text:p text:style-name="P3"><text:span text:style-name="T3">Estomaterapia</text:span>: especialidade de enfermagem voltada para a assistência de pacientes com estomias, fístulas, tubos, catéteres, drenos, feridas agudas e crônica (diabetes, úlceras, hérnias) e incontinências urinária e anal.</text:p>
              </text:list-item>
              <text:list-item>
                <text:p text:style-name="P3">Objetivo: construir um sistema de recuperação de informação capaz de permitir a busca de informações sobre o tema (conceitos, definições, tipos de procedimentos cirúrgicos associados, tratamentos, links de instituições que oferecem essa especialização, entre outras informações).</text:p>
              </text:list-item>
              <text:list-item>
                <text:p text:style-name="P3">Contexto ampliado para melhor avaliação do sistema: <text:span text:style-name="T3">Enfermagem</text:span>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Coletor</text:p>
          </draw:text-box>
        </draw:frame>
        <draw:frame presentation:style-name="pr5" draw:text-style-name="P3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A estratégia de busca para aprofundamento das páginas encontradas foi a <text:span text:style-name="T4">Breadth-First Search</text:span> (<text:span text:style-name="T5">Busca em Largura</text:span>), com limite de profundidade (<text:span text:style-name="T4">max_depth</text:span>). Nesse coletor, simples, as <text:span text:style-name="T4">tags</text:span> de texto utilizadas foram apenas a &lt;h1&gt; e &lt;h2&gt;. Quanto às requisições, redirecionamentos de páginas foram permitidos, por meio do parâmetro <text:span text:style-name="T4">allow_redirects</text:span>=<text:span text:style-name="T4">True</text:span>. O parâmetro <text:span text:style-name="T4">headers</text:span> também foi utilizado, para evitar que o coletor fosse bloqueado por determinadas páginas, como as do Governo. Os resultados de algumas coletas de teste (apenas as <text:span text:style-name="T4">URLs</text:span> das páginas coletadas) podem ser vistos em arquivos <text:span text:style-name="T4">'.txt'</text:span>, que acompanham os arquivos fonte do coletor e do programa principal no <text:span text:style-name="T4">link</text:span> da <text:a xlink:href="https://github.com/especializacao-ia-ifmg-op/mod_6_information-retrieval/tree/464ce3b997e97d21e35c5a30fe541ad3f2013ca7/ir_tp_3">Atividade 3</text:a>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Indexador</text:p>
          </draw:text-box>
        </draw:frame>
        <draw:frame presentation:style-name="pr5" draw:text-style-name="P4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6">O indexador foi implementado utilizando como abordagem uma lista invertida. </text:span></text:p>
              </text:list-item>
              <text:list-item>
                <text:p text:style-name="P3"><text:span text:style-name="T6">Para a avaliar a força da palavra ou termo, foram considerados os seguintes pesos: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6"><text:s/></text:span><text:span text:style-name="T6">f(K): também conhecido como TF (</text:span><text:span text:style-name="T7">Term Frequency</text:span><text:span text:style-name="T6">, TF(t,d)), corresponde ao número de ocorrências do termo t no documento d; </text:span></text:p>
                  </text:list-item>
                  <text:list-item>
                    <text:p text:style-name="P3"><text:span text:style-name="T6">F(K): total de ocorrências do termo t (ou chave K), considerando todos os documentos em que ele é encontrado;</text:span></text:p>
                  </text:list-item>
                  <text:list-item>
                    <text:p text:style-name="P3"><text:span text:style-name="T6">n(K): também encontrado na literatura como DF(t), ou </text:span><text:span text:style-name="T7">Document Frequency</text:span><text:span text:style-name="T6"> do termo t, corresponde ao número de documentos em que a chave K ocorre;</text:span></text:p>
                  </text:list-item>
                  <text:list-item>
                    <text:p text:style-name="P3"><text:span text:style-name="T6">IDF(t) (</text:span><text:span text:style-name="T7">Inverse Document Frequency</text:span><text:span text:style-name="T6">, do termo t): peso do termo que considera o número de documentos coletados (N) e o DF do termo.</text:span></text:p>
                  </text:list-item>
                  <text:list-item>
                    <text:p text:style-name="P3"><text:span text:style-name="T6">TF-IDF: peso combinando TF(t,d) e IDF(t) e que pode ser obtido pela expressão TF-IDF = f(k) * idf(k) = f(k) * log [N / n(k)]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Buscador</text:p>
          </draw:text-box>
        </draw:frame>
        <draw:frame presentation:style-name="pr5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Para permitir o ranqueamento dos resultados, considerando os diferentes termos de uma busca, foi utilizada a métrica TF-IDF implementada no indexador. Para cada termo da busca, os itens do índice invertido relacionados ao termo são ordenados decrescentemente e adicionados à lista de </text:span><text:span text:style-name="T8">links</text:span><text:span text:style-name="T2"> relevantes. </text:span></text:p>
              </text:list-item>
              <text:list-item>
                <text:p text:style-name="P3"><text:span text:style-name="T2">Duas estratégias de processamentos de consultas foram implementadas, a </text:span><text:span text:style-name="T9">Interseção</text:span><text:span text:style-name="T2">, que considera apenas os </text:span><text:span text:style-name="T8">links</text:span><text:span text:style-name="T2"> relevantes que aparecem simultaneamente nos resultados de todos os termos da busca; e a </text:span><text:span text:style-name="T9">União</text:span><text:span text:style-name="T2">, que consideram todos os links relevantes de todos os termos da busca. </text:span></text:p>
              </text:list-item>
              <text:list-item>
                <text:p text:style-name="P3"><text:span text:style-name="T2">Na classe do buscador também são implementados os métodos para o cálculo da Precisão (</text:span><text:span text:style-name="T10">precision</text:span><text:span text:style-name="T2">) e da Revocação (</text:span><text:span text:style-name="T10">recall</text:span><text:span text:style-name="T2">), que são utilizados para avaliar a qualidade dos resultados do sistema de recuperação de informação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niversidade Federal de Ouro Preto </meta:initial-creator>
    <meta:creation-date>2024-04-08T20:50:24.26</meta:creation-date>
    <meta:editing-duration>PT47M31S</meta:editing-duration>
    <meta:editing-cycles>12</meta:editing-cycles>
    <dc:date>2024-04-08T21:44:23.04</dc:date>
    <dc:creator>Universidade Federal de Ouro Preto </dc:creator>
    <meta:generator>OpenOffice/4.1.11$Win32 OpenOffice.org_project/4111m1$Build-9808</meta:generator>
    <meta:document-statistic meta:object-count="49"/>
  </office:meta>
</office:document-meta>
</file>